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style:font-name="Palatino Linotype" fo:font-size="12pt" style:text-underline-style="none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5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6" style:family="paragraph" style:parent-style-name="Text_20_body">
      <style:paragraph-properties fo:orphans="2" fo:widows="2"/>
      <style:text-properties style:font-name="Palatino Linotype" fo:font-size="12pt" style:text-underline-style="none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internal-source-marker_0.9098569194320589"/>Möte 1</text:p>
      <text:p text:style-name="P3"><text:line-break/> Date: 2013-21-03 <text:line-break/><text:line-break/> Facilitator: <text:s/>Andreas<text:line-break/><text:line-break/> Participants: Johan Gerdin, Andreas Wahlström, Linnéa Andersson, Erik Arnebäck<text:line-break/><text:line-break/>1. Objectives: </text:p>
      <text:p text:style-name="P3"><text:tab/>Specify the domain as well as ”user case” , model. RAD. Andengine<text:tab/></text:p>
      <text:p text:style-name="P3"><text:line-break/>2. Reports:</text:p>
      <text:p text:style-name="P3"><text:tab/>NA<text:line-break/><text:line-break/>3. Discussion items: </text:p>
      <text:p text:style-name="P3"/>
      <text:p text:style-name="P3"><text:tab/><text:span text:style-name="T1">Domain</text:span>: the ”world” the game exists in.</text:p>
      <text:p text:style-name="P3"><text:tab/>We need to quickly specify all the objects in the game<text:tab/>.</text:p>
      <text:p text:style-name="P3"/>
      <text:p text:style-name="P1"><text:tab/><text:span text:style-name="T1">Model</text:span>: the model is like a UML over the domain.</text:p>
      <text:p text:style-name="P1"><text:tab/>Connect all objects in <text:s/>the domain. Not to much about ”extends” and such.</text:p>
      <text:p text:style-name="P1"/>
      <text:p text:style-name="P1"><text:tab/><text:span text:style-name="T1">User case</text:span>: actions that could happen in the game e.g movment, power upps.</text:p>
      <text:p text:style-name="P1"><text:tab/>Needs 10-15, 1 needs to work before first iterations is over(week 3)</text:p>
      <text:p text:style-name="P1"><text:tab/>Higest priority is movement, so it should be the first one finished.</text:p>
      <text:p text:style-name="P3"><text:line-break/><text:line-break/>4. Outcomes and assignments: <text:line-break/><text:tab/></text:p>
      <text:p text:style-name="P3"><text:tab/>Decided that we should specify the domain to sunday, </text:p>
      <text:p text:style-name="P3"><text:tab/>everyone creates a list before that. </text:p>
      <text:p text:style-name="P3"><text:tab/>Learn about Andengine.<text:line-break/><text:line-break/>5. Wrap up <text:line-break/><text:tab/><text:line-break/><text:tab/>Next meeting on sunday 24/3 -13<text:line-break/><text:line-break/></text:p>
      <text:p text:style-name="P5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1T09:01:12.83</meta:creation-date>
    <dc:date>2013-03-24T17:47:32.56</dc:date>
    <meta:editing-duration>PT58M14S</meta:editing-duration>
    <meta:editing-cycles>8</meta:editing-cycles>
    <meta:generator>OpenOffice.org/3.4$Win32 OpenOffice.org_project/340m1$Build-9590</meta:generator>
    <meta:document-statistic meta:table-count="0" meta:image-count="0" meta:object-count="0" meta:page-count="1" meta:paragraph-count="17" meta:word-count="145" meta:character-count="884"/>
  </office:meta>
</office:document-meta>
</file>